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11" office:value-type="time" office:time-value="PT22H42M48.778612972S" calcext:value-type="time">
            <text:p>22:42:48</text:p>
          </table:table-cell>
          <table:table-cell table:style-name="ce12" table:formula="of:=[.D143]-[.C143]" office:value-type="time" office:time-value="PT02H17M23.176424391S" calcext:value-type="time">
            <text:p>02:17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6H07M41.74908306S" calcext:value-type="time">
            <text:p>06:07:41</text:p>
          </table:table-cell>
          <table:table-cell table:style-name="ce11" office:value-type="time" office:time-value="PT06H38M00.549694979S" calcext:value-type="time">
            <text:p>06:38:00</text:p>
          </table:table-cell>
          <table:table-cell table:style-name="ce12" table:formula="of:=[.D144]-[.C144]" office:value-type="time" office:time-value="PT00H30M18.800611919S" calcext:value-type="time">
            <text:p>00:30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8H44M37.827308658S" calcext:value-type="time">
            <text:p>08:44:37</text:p>
          </table:table-cell>
          <table:table-cell table:style-name="ce11" office:value-type="time" office:time-value="PT09H17M44.39796622S" calcext:value-type="time">
            <text:p>09:17:44</text:p>
          </table:table-cell>
          <table:table-cell table:style-name="ce12" table:formula="of:=[.D145]-[.C145]" office:value-type="time" office:time-value="PT00H33M06.570657562S" calcext:value-type="time">
            <text:p>00:33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19H20M49.294062627S" calcext:value-type="time">
            <text:p>19:20:49</text:p>
          </table:table-cell>
          <table:table-cell table:style-name="ce11" office:value-type="time" office:time-value="PT21H12M17.392497422S" calcext:value-type="time">
            <text:p>21:12:17</text:p>
          </table:table-cell>
          <table:table-cell table:style-name="ce12" table:formula="of:=[.D146]-[.C146]" office:value-type="time" office:time-value="PT01H51M28.098434795S" calcext:value-type="time">
            <text:p>01:51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06H11M13.408765431S" calcext:value-type="time">
            <text:p>06:11:13</text:p>
          </table:table-cell>
          <table:table-cell table:style-name="ce11" office:value-type="time" office:time-value="PT07H07M55.168117813S" calcext:value-type="time">
            <text:p>07:07:55</text:p>
          </table:table-cell>
          <table:table-cell table:style-name="ce12" table:formula="of:=[.D147]-[.C147]" office:value-type="time" office:time-value="PT00H56M41.759352382S" calcext:value-type="time">
            <text:p>00:56:42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20H30M03.855888809S" calcext:value-type="time">
            <text:p>20:30:03</text:p>
          </table:table-cell>
          <table:table-cell table:style-name="ce11" office:value-type="time" office:time-value="PT22H29M26.327438423S" calcext:value-type="time">
            <text:p>22:29:26</text:p>
          </table:table-cell>
          <table:table-cell table:style-name="ce12" table:formula="of:=[.D148]-[.C148]" office:value-type="time" office:time-value="PT01H59M22.471549614S" calcext:value-type="time">
            <text:p>01:59:2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06H06M34.800298S" calcext:value-type="time">
            <text:p>06:06:34</text:p>
          </table:table-cell>
          <table:table-cell table:style-name="ce11" office:value-type="time" office:time-value="PT07H06M39.1239092S" calcext:value-type="time">
            <text:p>07:06:39</text:p>
          </table:table-cell>
          <table:table-cell table:style-name="ce12" table:formula="of:=[.D149]-[.C149]" office:value-type="time" office:time-value="PT01H00M04.323611S" calcext:value-type="time">
            <text:p>01:00:04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20H07M14.520749317S" calcext:value-type="time">
            <text:p>20:07:14</text:p>
          </table:table-cell>
          <table:table-cell table:style-name="ce5"/>
          <table:table-cell table:style-name="ce12" table:formula="of:=[.D150]-[.C150]" office:value-type="time" office:time-value="-PT20H07M14.520749317S" calcext:value-type="time">
            <text:p>-20:0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style-name="ce12" table:formula="of:=[.D151]-[.C15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table:number-columns-repeated="3"/>
          <table:table-cell table:style-name="ce12" table:formula="of:=[.D152]-[.C15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table:number-columns-repeated="3"/>
          <table:table-cell table:style-name="ce12" table:formula="of:=[.D153]-[.C15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table:number-columns-repeated="3"/>
          <table:table-cell table:style-name="ce12" table:formula="of:=[.D154]-[.C15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6"/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20T20:07:24.088876996</dc:date>
    <meta:editing-duration>P3DT14H21M51S</meta:editing-duration>
    <meta:editing-cycles>282</meta:editing-cycles>
    <meta:generator>LibreOffice/7.3.5.2$Linux_X86_64 LibreOffice_project/30$Build-2</meta:generator>
    <meta:document-statistic meta:table-count="1" meta:cell-count="982" meta:object-count="0"/>
  </office:meta>
</office:document-meta>
</file>